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0835in" fo:line-height="114%"/>
    </style:style>
    <style:style style:name="P2" style:family="paragraph" style:parent-style-name="Text_20_body" style:list-style-name="L1">
      <style:paragraph-properties fo:margin-top="0in" fo:margin-bottom="0.0835in" fo:line-height="114%"/>
    </style:style>
    <style:style style:name="P3" style:family="paragraph" style:parent-style-name="Text_20_body" style:list-style-name="L2">
      <style:paragraph-properties fo:margin-top="0in" fo:margin-bottom="0.0835in" fo:line-height="114%"/>
    </style:style>
    <style:style style:name="P4" style:family="paragraph" style:parent-style-name="Text_20_body" style:list-style-name="L3">
      <style:paragraph-properties fo:margin-top="0in" fo:margin-bottom="0.0835in" fo:line-height="114%"/>
    </style:style>
    <style:style style:name="P5" style:family="paragraph" style:parent-style-name="Text_20_body" style:list-style-name="L4">
      <style:paragraph-properties fo:margin-top="0in" fo:margin-bottom="0.0835in" fo:line-height="114%"/>
    </style:style>
    <style:style style:name="P6" style:family="paragraph" style:parent-style-name="Text_20_body" style:list-style-name="L5">
      <style:paragraph-properties fo:margin-top="0in" fo:margin-bottom="0.0835in" fo:line-height="114%"/>
    </style:style>
    <style:style style:name="P7" style:family="paragraph" style:parent-style-name="Text_20_body" style:list-style-name="L6">
      <style:paragraph-properties fo:margin-top="0in" fo:margin-bottom="0.0835in" fo:line-height="114%"/>
    </style:style>
    <style:style style:name="P8" style:family="paragraph" style:parent-style-name="Text_20_body" style:list-style-name="L7">
      <style:paragraph-properties fo:margin-top="0in" fo:margin-bottom="0.0835in" fo:line-height="114%"/>
    </style:style>
    <style:style style:name="P9" style:family="paragraph" style:parent-style-name="Text_20_body" style:list-style-name="L8">
      <style:paragraph-properties fo:margin-top="0in" fo:margin-bottom="0.0835in" fo:line-height="114%"/>
    </style:style>
    <style:style style:name="P10" style:family="paragraph" style:parent-style-name="Text_20_body" style:list-style-name="L9">
      <style:paragraph-properties fo:margin-top="0in" fo:margin-bottom="0.0835in" fo:line-height="114%"/>
    </style:style>
    <style:style style:name="P11" style:family="paragraph" style:parent-style-name="Text_20_body" style:list-style-name="L10">
      <style:paragraph-properties fo:margin-top="0in" fo:margin-bottom="0.0835in" fo:line-height="114%"/>
    </style:style>
    <style:style style:name="P12" style:family="paragraph" style:parent-style-name="Text_20_body" style:list-style-name="L11">
      <style:paragraph-properties fo:margin-top="0in" fo:margin-bottom="0.0835in" fo:line-height="114%"/>
    </style:style>
    <style:style style:name="P13" style:family="paragraph" style:parent-style-name="Text_20_body" style:list-style-name="L12">
      <style:paragraph-properties fo:margin-top="0in" fo:margin-bottom="0.0835in" fo:line-height="114%"/>
    </style:style>
    <style:style style:name="P14" style:family="paragraph" style:parent-style-name="Text_20_body" style:list-style-name="L13">
      <style:paragraph-properties fo:margin-top="0in" fo:margin-bottom="0.0835in" fo:line-height="114%"/>
    </style:style>
    <style:style style:name="P15" style:family="paragraph" style:parent-style-name="Text_20_body" style:list-style-name="L14">
      <style:paragraph-properties fo:margin-top="0in" fo:margin-bottom="0.0835in" fo:line-height="114%"/>
    </style:style>
    <style:style style:name="P16" style:family="paragraph" style:parent-style-name="Text_20_body">
      <style:paragraph-properties fo:margin-top="0in" fo:margin-bottom="0.0835in" fo:line-height="114%"/>
      <style:text-properties style:font-name="Google Sans Text"/>
    </style:style>
    <style:style style:name="P17" style:family="paragraph" style:parent-style-name="Text_20_body" style:list-style-name="L9">
      <style:paragraph-properties fo:margin-top="0in" fo:margin-bottom="0.0835in" fo:line-height="114%"/>
      <style:text-properties style:font-name="Google Sans Text"/>
    </style:style>
    <style:style style:name="P18" style:family="paragraph" style:parent-style-name="Preformatted_20_Text">
      <style:paragraph-properties fo:margin-top="0in" fo:margin-bottom="0in" fo:line-height="114%"/>
    </style:style>
    <style:style style:name="P19" style:family="paragraph" style:parent-style-name="Heading_20_2">
      <style:paragraph-properties fo:margin-top="0in" fo:margin-bottom="0.0835in" fo:line-height="114%"/>
      <style:text-properties style:font-name="Google Sans"/>
    </style:style>
    <style:style style:name="P20" style:family="paragraph" style:parent-style-name="Heading_20_3">
      <style:paragraph-properties fo:margin-top="0in" fo:margin-bottom="0.0835in" fo:line-height="114%"/>
      <style:text-properties style:font-name="Google Sans"/>
    </style:style>
    <style:style style:name="P21" style:family="paragraph" style:parent-style-name="Heading_20_4">
      <style:paragraph-properties fo:margin-top="0in" fo:margin-bottom="0.0835in" fo:line-height="114%"/>
      <style:text-properties style:font-name="Google Sans"/>
    </style:style>
    <style:style style:name="T1" style:family="text">
      <style:text-properties style:font-name="Google Sans Text"/>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gnal acquired. Alien37 online… Patching into the novice frequency. You seek the Grid's hidden pathways. You wish to map the unseen, to probe the digital fortress before the breach. Good. The desire to </text:span><text:span text:style-name="Emphasis"><text:span text:style-name="T1">know</text:span></text:span><text:span text:style-name="T1"> is the first spark. Today's transmission decodes the art of network cartography – Scanning. Forget brute force; this is precision telemetry. We pulse the perimeter before we strike the core. Listen closely, operative. This knowledge is firmware for your operational core.</text:span></text:p>
      <text:section text:style-name="Sect1" text:name="model-response-message-contentr_6be2a811ce13ba56">
        <text:p text:style-name="Horizontal_20_Line"/>
        <text:h text:style-name="P19" text:outline-level="2">Cyberpunk Codex :: Transmission 05 :: Scanning Networks</text:h>
        <text:p text:style-name="Horizontal_20_Line"/>
        <text:h text:style-name="P20" text:outline-level="3">:: Sector 01: Network Cartography - Initial Pulse ::</text:h>
        <text:p text:style-name="P16">Before you launch sophisticated probes, you must determine what exists in the target spectrum. Blindly assaulting an entire address space is inefficient, noisy. It marks you as an amateur, a digital tourist ripe for purging by automated defenses. We begin with the subtlest of signals: the ping sweep.</text:p>
        <text:p text:style-name="P1"><text:span text:style-name="Strong_20_Emphasis"><text:span text:style-name="T1">The Objective:</text:span></text:span><text:span text:style-name="T1"> Identify responsive nodes – the live endpoints in the target subnet. Think of it as sonar in the digital ocean. We send out a pulse and listen for the echo.</text:span></text:p>
        <text:p text:style-name="P1"><text:span text:style-name="Strong_20_Emphasis"><text:span text:style-name="T1">The Tool &amp; Tactic:</text:span></text:span><text:span text:style-name="T1"> ICMP Echo Requests. The humble 'ping.' Simple, ubiquitous, often permitted through basic perimeter defenses because it's a fundamental diagnostic tool. But its simplicity is its strength in this phase.</text:span></text:p>
        <text:list xml:id="list6657078442669825989" text:style-name="L1">
          <text:list-item>
            <text:p text:style-name="P2"><text:span text:style-name="Strong_20_Emphasis"><text:span text:style-name="T1">Mechanism:</text:span></text:span><text:span text:style-name="T1"> You transmit an ICMP Echo Request packet to each address in the target range. A live host, unless specifically configured otherwise, </text:span><text:span text:style-name="Emphasis"><text:span text:style-name="T1">should</text:span></text:span><text:span text:style-name="T1"> respond with an ICMP Echo Reply. No reply suggests the host is down, firewalled, or configured for silence. </text:span></text:p>
          </text:list-item>
          <text:list-item>
            <text:p text:style-name="P2"><text:span text:style-name="Strong_20_Emphasis"><text:span text:style-name="T1">Execution:</text:span></text:span><text:span text:style-name="T1"> Tools like </text:span><text:span text:style-name="Source_20_Text"><text:span text:style-name="T1">fping</text:span></text:span><text:span text:style-name="T1"> are purpose-built for this. Unlike standard </text:span><text:span text:style-name="Source_20_Text"><text:span text:style-name="T1">ping</text:span></text:span><text:span text:style-name="T1">, </text:span><text:span text:style-name="Source_20_Text"><text:span text:style-name="T1">fping</text:span></text:span><text:span text:style-name="T1"> can target multiple hosts concurrently or sequentially, managing the requests and collating responses efficiently. Specify the target range (e.g., </text:span><text:span text:style-name="Source_20_Text"><text:span text:style-name="T1">192.168.1.0/24</text:span></text:span><text:span text:style-name="T1">) and instruct the tool to report only live hosts (</text:span><text:span text:style-name="Source_20_Text"><text:span text:style-name="T1">-a</text:span></text:span><text:span text:style-name="T1"> flag in </text:span><text:span text:style-name="Source_20_Text"><text:span text:style-name="T1">fping</text:span></text:span><text:span text:style-name="T1">), perhaps showing elapsed round-trip time (</text:span><text:span text:style-name="Source_20_Text"><text:span text:style-name="T1">-e</text:span></text:span><text:span text:style-name="T1">) for latency intelligence, and generating targets from a range (</text:span><text:span text:style-name="Source_20_Text"><text:span text:style-name="T1">-g</text:span></text:span><text:span text:style-name="T1">). </text:span></text:p>
          </text:list-item>
          <text:list-item>
            <text:p text:style-name="P2"><text:span text:style-name="Strong_20_Emphasis"><text:span text:style-name="T1">Considerations:</text:span></text:span><text:span text:style-name="T1"> </text:span></text:p>
            <text:list>
              <text:list-item>
                <text:p text:style-name="P2"><text:span text:style-name="Strong_20_Emphasis"><text:span text:style-name="T1">Stealth:</text:span></text:span><text:span text:style-name="T1"> A rapid ping sweep across a large block </text:span><text:span text:style-name="Emphasis"><text:span text:style-name="T1">can</text:span></text:span><text:span text:style-name="T1"> trigger intrusion detection systems (IDS). Throttling may be necessary. </text:span></text:p>
              </text:list-item>
              <text:list-item>
                <text:p text:style-name="P2"><text:span text:style-name="Strong_20_Emphasis"><text:span text:style-name="T1">Firewalls:</text:span></text:span><text:span text:style-name="T1"> ICMP is frequently blocked at network perimeters. A lack of response is not definitive proof of absence. It merely means no ICMP echo </text:span><text:span text:style-name="Emphasis"><text:span text:style-name="T1">reply</text:span></text:span><text:span text:style-name="T1"> was received. The host might still be active but ignoring or blocking ICMP. </text:span></text:p>
              </text:list-item>
              <text:list-item>
                <text:p text:style-name="P2"><text:span text:style-name="Strong_20_Emphasis"><text:span text:style-name="T1">Alternatives:</text:span></text:span><text:span text:style-name="T1"> While ICMP is common, other protocols can achieve similar host </text:span><text:soft-page-break/><text:span text:style-name="T1">discovery results, sometimes bypassing ICMP-specific blocks. TCP SYN or ACK probes to common ports (like 80 or 443) can elicit responses (SYN/ACK or RST) indicating host liveness, even if ICMP is filtered. This blends initial discovery with preliminary port state analysis. </text:span></text:p>
              </text:list-item>
            </text:list>
          </text:list-item>
        </text:list>
        <text:p text:style-name="P1"><text:span text:style-name="Strong_20_Emphasis"><text:span text:style-name="T1">Initial Pulse Logic:</text:span></text:span><text:span text:style-name="T1"> The ping sweep is your first, low-impact sensor sweep. It provides a basic map of potential targets, filtering out the dead space. It's fast, usually lightweight, but inherently unreliable due to filtering. Treat its results as probable, not definitive. It informs the next, more focused, scanning phase.</text:span></text:p>
        <text:p text:style-name="Horizontal_20_Line"/>
        <text:h text:style-name="P21" text:outline-level="4">:: Intel Feed :: Sector 01 ::</text:h>
        <text:list xml:id="list7211170561256700004" text:style-name="L2">
          <text:list-item>
            <text:p text:style-name="P3"><text:span text:style-name="Strong_20_Emphasis"><text:span text:style-name="T1">Hacker Logic:</text:span></text:span><text:span text:style-name="T1"> Map before you attack. Waste no ordnance on dead zones. </text:span></text:p>
          </text:list-item>
          <text:list-item>
            <text:p text:style-name="P3"><text:span text:style-name="Strong_20_Emphasis"><text:span text:style-name="T1">Critical Insight:</text:span></text:span><text:span text:style-name="T1"> ICMP Echo is often filtered. Lack of response ≠ Host down. Corroborate with other probe types if stealth permits. </text:span></text:p>
          </text:list-item>
          <text:list-item>
            <text:p text:style-name="P3"><text:span text:style-name="Strong_20_Emphasis"><text:span text:style-name="T1">Operational Note:</text:span></text:span><text:span text:style-name="T1"> A sudden burst of ICMP Echo Requests across a subnet </text:span><text:span text:style-name="Emphasis"><text:span text:style-name="T1">is</text:span></text:span><text:span text:style-name="T1"> detectable. Modulate your sweep rate based on assessed defensive posture. </text:span></text:p>
          </text:list-item>
          <text:list-item>
            <text:p text:style-name="P3"><text:span text:style-name="Strong_20_Emphasis"><text:span text:style-name="T1">Takeaway:</text:span></text:span><text:span text:style-name="T1"> The ping sweep provides a coarse-grained map. It reduces the target set but requires confirmation. </text:span></text:p>
          </text:list-item>
        </text:list>
        <text:p text:style-name="Horizontal_20_Line"/>
        <text:h text:style-name="P20" text:outline-level="3">:: Sector 02: Port Probing - Mapping the Attack Surface ::</text:h>
        <text:p text:style-name="P16">Knowing a host is alive is insufficient. You must know its functions, its open interfaces to the network. This is port scanning: identifying the listening services – the open doors – on a target system. Each open port represents a potential ingress point, a service to interrogate or exploit.</text:p>
        <text:p text:style-name="P1"><text:span text:style-name="Strong_20_Emphasis"><text:span text:style-name="T1">The Objective:</text:span></text:span><text:span text:style-name="T1"> Identify open TCP and UDP ports and, ideally, the services listening on them. Map the target's attack surface.</text:span></text:p>
        <text:p text:style-name="P1"><text:span text:style-name="Strong_20_Emphasis"><text:span text:style-name="T1">The Tool &amp; Tactic:</text:span></text:span><text:span text:style-name="T1"> Network Scanners (e.g., </text:span><text:span text:style-name="Source_20_Text"><text:span text:style-name="T1">nmap</text:span></text:span><text:span text:style-name="T1">, </text:span><text:span text:style-name="Source_20_Text"><text:span text:style-name="T1">masscan</text:span></text:span><text:span text:style-name="T1">). These tools send crafted packets to target ports and analyze the responses (or lack thereof) to determine port state: Open, Closed, or Filtered.</text:span></text:p>
        <text:list xml:id="list3077054042322636180" text:style-name="L3">
          <text:list-item>
            <text:p text:style-name="P4"><text:span text:style-name="Strong_20_Emphasis"><text:span text:style-name="T1">Port States:</text:span></text:span></text:p>
            <text:list>
              <text:list-item>
                <text:p text:style-name="P4"><text:span text:style-name="Strong_20_Emphasis"><text:span text:style-name="T1">Open:</text:span></text:span><text:span text:style-name="T1"> An application is actively accepting connections on this port. Prime target. </text:span></text:p>
              </text:list-item>
              <text:list-item>
                <text:p text:style-name="P4"><text:span text:style-name="Strong_20_Emphasis"><text:span text:style-name="T1">Closed:</text:span></text:span><text:span text:style-name="T1"> The port is accessible (responds to probes), but no application is listening. Less interesting, but confirms host responsiveness. </text:span></text:p>
              </text:list-item>
              <text:list-item>
                <text:p text:style-name="P4"><text:span text:style-name="Strong_20_Emphasis"><text:span text:style-name="T1">Filtered:</text:span></text:span><text:span text:style-name="T1"> A firewall, filter, or other network obstacle is blocking probes, preventing the scanner from determining the true state. Indicates defensive mechanisms. </text:span></text:p>
              </text:list-item>
            </text:list>
          </text:list-item>
          <text:list-item>
            <text:p text:style-name="P4"><text:soft-page-break/><text:span text:style-name="Strong_20_Emphasis"><text:span text:style-name="T1">TCP Scan Types (Common </text:span></text:span><text:span text:style-name="Strong_20_Emphasis"><text:span text:style-name="Source_20_Text"><text:span text:style-name="T1">nmap</text:span></text:span></text:span><text:span text:style-name="Strong_20_Emphasis"><text:span text:style-name="T1"> examples):</text:span></text:span></text:p>
            <text:list>
              <text:list-item>
                <text:p text:style-name="P4"><text:span text:style-name="Strong_20_Emphasis"><text:span text:style-name="T1">TCP Connect Scan (</text:span></text:span><text:span text:style-name="Strong_20_Emphasis"><text:span text:style-name="Source_20_Text"><text:span text:style-name="T1">-sT</text:span></text:span></text:span><text:span text:style-name="Strong_20_Emphasis"><text:span text:style-name="T1">):</text:span></text:span><text:span text:style-name="T1"> Completes the full three-way TCP handshake (SYN, SYN/ACK, ACK). Reliable but extremely noisy and easily logged. Leaves connections fully established momentarily. Use when stealth is not a concern or other scans fail. </text:span></text:p>
              </text:list-item>
              <text:list-item>
                <text:p text:style-name="P4"><text:span text:style-name="Strong_20_Emphasis"><text:span text:style-name="T1">TCP SYN Scan (</text:span></text:span><text:span text:style-name="Strong_20_Emphasis"><text:span text:style-name="Source_20_Text"><text:span text:style-name="T1">-sS</text:span></text:span></text:span><text:span text:style-name="Strong_20_Emphasis"><text:span text:style-name="T1">, "Half-Open"):</text:span></text:span><text:span text:style-name="T1"> Sends a SYN packet. If SYN/ACK is received (port open), sends RST instead of ACK, tearing down the connection before completion. If RST is received, port is closed. Much stealthier than Connect Scan as full connections aren't logged by most systems. </text:span><text:span text:style-name="Emphasis"><text:span text:style-name="T1">Often requires root/administrator privileges</text:span></text:span><text:span text:style-name="T1"> to craft raw packets. </text:span><text:span text:style-name="Emphasis"><text:span text:style-name="T1">This is the default and often preferred scan type.</text:span></text:span><text:span text:style-name="T1"> </text:span></text:p>
              </text:list-item>
              <text:list-item>
                <text:p text:style-name="P4"><text:span text:style-name="Strong_20_Emphasis"><text:span text:style-name="T1">Stealth Scans (FIN </text:span></text:span><text:span text:style-name="Strong_20_Emphasis"><text:span text:style-name="Source_20_Text"><text:span text:style-name="T1">-sF</text:span></text:span></text:span><text:span text:style-name="Strong_20_Emphasis"><text:span text:style-name="T1">, Xmas </text:span></text:span><text:span text:style-name="Strong_20_Emphasis"><text:span text:style-name="Source_20_Text"><text:span text:style-name="T1">-sX</text:span></text:span></text:span><text:span text:style-name="Strong_20_Emphasis"><text:span text:style-name="T1">, Null </text:span></text:span><text:span text:style-name="Strong_20_Emphasis"><text:span text:style-name="Source_20_Text"><text:span text:style-name="T1">-sN</text:span></text:span></text:span><text:span text:style-name="Strong_20_Emphasis"><text:span text:style-name="T1">):</text:span></text:span><text:span text:style-name="T1"> Send packets with unexpected flag combinations (FIN only; FIN, PSH, URG; no flags). Open ports </text:span><text:span text:style-name="Emphasis"><text:span text:style-name="T1">should</text:span></text:span><text:span text:style-name="T1"> ignore these packets per RFC 793. Closed ports </text:span><text:span text:style-name="Emphasis"><text:span text:style-name="T1">should</text:span></text:span><text:span text:style-name="T1"> respond with RST. If no response is received, the port is marked </text:span><text:span text:style-name="Source_20_Text"><text:span text:style-name="T1">open|filtered</text:span></text:span><text:span text:style-name="T1"> as the lack of response could be due to filtering. Can bypass some older/stateless firewalls and logging mechanisms that expect standard SYN packets. Reliability varies by target OS implementation. </text:span></text:p>
              </text:list-item>
              <text:list-item>
                <text:p text:style-name="P4"><text:span text:style-name="Strong_20_Emphasis"><text:span text:style-name="T1">ACK Scan (</text:span></text:span><text:span text:style-name="Strong_20_Emphasis"><text:span text:style-name="Source_20_Text"><text:span text:style-name="T1">-sA</text:span></text:span></text:span><text:span text:style-name="Strong_20_Emphasis"><text:span text:style-name="T1">):</text:span></text:span><text:span text:style-name="T1"> Sends ACK packets. Does not determine open ports. Used primarily to map firewall rulesets – determines if ports are filtered or unfiltered (responds with RST). Useful for probing firewall presence and rules without attempting connections. </text:span></text:p>
              </text:list-item>
            </text:list>
          </text:list-item>
          <text:list-item>
            <text:p text:style-name="P4"><text:span text:style-name="Strong_20_Emphasis"><text:span text:style-name="T1">UDP Scan (</text:span></text:span><text:span text:style-name="Strong_20_Emphasis"><text:span text:style-name="Source_20_Text"><text:span text:style-name="T1">-sU</text:span></text:span></text:span><text:span text:style-name="Strong_20_Emphasis"><text:span text:style-name="T1">):</text:span></text:span><text:span text:style-name="T1"> Sends UDP packets to target ports. UDP is connectionless; responses are unreliable. An ICMP "Port Unreachable" message usually indicates a closed port. No response often means the port is </text:span><text:span text:style-name="Source_20_Text"><text:span text:style-name="T1">open|filtered</text:span></text:span><text:span text:style-name="T1">. Some services might send a UDP response if the probe is correctly formatted, confirming an open port. UDP scans are slow due to potential retransmissions and timeouts while waiting for uncertain responses.</text:span></text:p>
          </text:list-item>
          <text:list-item>
            <text:p text:style-name="P4"><text:span text:style-name="Strong_20_Emphasis"><text:span text:style-name="T1">Execution (</text:span></text:span><text:span text:style-name="Strong_20_Emphasis"><text:span text:style-name="Source_20_Text"><text:span text:style-name="T1">nmap</text:span></text:span></text:span><text:span text:style-name="Strong_20_Emphasis"><text:span text:style-name="T1">):</text:span></text:span><text:span text:style-name="T1"> Syntax typically involves </text:span><text:span text:style-name="Source_20_Text"><text:span text:style-name="T1">nmap [Scan Type(s)] [Options] {target specification}</text:span></text:span><text:span text:style-name="T1">. Targets can be single IPs, hostnames, ranges (e.g., </text:span><text:span text:style-name="Source_20_Text"><text:span text:style-name="T1">192.168.1.1-254</text:span></text:span><text:span text:style-name="T1">), or CIDR blocks (</text:span><text:span text:style-name="Source_20_Text"><text:span text:style-name="T1">192.168.1.0/24</text:span></text:span><text:span text:style-name="T1">). Common options include </text:span><text:span text:style-name="Source_20_Text"><text:span text:style-name="T1">-p</text:span></text:span><text:span text:style-name="T1"> to specify ports (e.g., </text:span><text:span text:style-name="Source_20_Text"><text:span text:style-name="T1">-p 22,80,443</text:span></text:span><text:span text:style-name="T1">, </text:span><text:span text:style-name="Source_20_Text"><text:span text:style-name="T1">-p 1-1024</text:span></text:span><text:span text:style-name="T1">, </text:span><text:span text:style-name="Source_20_Text"><text:span text:style-name="T1">-p-</text:span></text:span><text:span text:style-name="T1"> for all 65535 ports), </text:span><text:span text:style-name="Source_20_Text"><text:span text:style-name="T1">-T&lt;0-5&gt;</text:span></text:span><text:span text:style-name="T1"> for timing templates (T4 is aggressive, T2/T1 are slower/stealthier), </text:span><text:span text:style-name="Source_20_Text"><text:span text:style-name="T1">-Pn</text:span></text:span><text:span text:style-name="T1"> to skip the initial host discovery (ping sweep) and scan all specified targets regardless of ping response.</text:span></text:p>
          </text:list-item>
        </text:list>
        <text:p text:style-name="P1"><text:span text:style-name="Strong_20_Emphasis"><text:span text:style-name="T1">Port Probing Logic:</text:span></text:span><text:span text:style-name="T1"> Systematically query ports to build a detailed map of listening services. Use stealthier scans (</text:span><text:span text:style-name="Source_20_Text"><text:span text:style-name="T1">-sS</text:span></text:span><text:span text:style-name="T1">) by default. Adapt scan types based on suspected defenses and desired stealth level. Remember UDP scanning is slow and less reliable.</text:span></text:p>
        <text:p text:style-name="Horizontal_20_Line"/>
        <text:h text:style-name="P21" text:outline-level="4"><text:soft-page-break/>:: Intel Feed :: Sector 02 ::</text:h>
        <text:list xml:id="list1838172185191221683" text:style-name="L4">
          <text:list-item>
            <text:p text:style-name="P5"><text:span text:style-name="Strong_20_Emphasis"><text:span text:style-name="T1">Hacker Logic:</text:span></text:span><text:span text:style-name="T1"> An open port is an invitation. Map all potential entry points. </text:span></text:p>
          </text:list-item>
          <text:list-item>
            <text:p text:style-name="P5"><text:span text:style-name="Strong_20_Emphasis"><text:span text:style-name="T1">Critical Insight:</text:span></text:span><text:span text:style-name="T1"> SYN (</text:span><text:span text:style-name="Source_20_Text"><text:span text:style-name="T1">-sS</text:span></text:span><text:span text:style-name="T1">) scanning is the workhorse – balances speed, reliability, and stealth. Stealth scans (</text:span><text:span text:style-name="Source_20_Text"><text:span text:style-name="T1">-sF</text:span></text:span><text:span text:style-name="T1">, </text:span><text:span text:style-name="Source_20_Text"><text:span text:style-name="T1">-sX</text:span></text:span><text:span text:style-name="T1">, </text:span><text:span text:style-name="Source_20_Text"><text:span text:style-name="T1">-sN</text:span></text:span><text:span text:style-name="T1">) are for specific evasion attempts, not general-purpose mapping. </text:span></text:p>
          </text:list-item>
          <text:list-item>
            <text:p text:style-name="P5"><text:span text:style-name="Strong_20_Emphasis"><text:span text:style-name="T1">Operational Note:</text:span></text:span><text:span text:style-name="T1"> Firewalls often filter probes. </text:span><text:span text:style-name="Source_20_Text"><text:span text:style-name="T1">Filtered</text:span></text:span><text:span text:style-name="T1"> ports tell you defenses exist. ACK scans (</text:span><text:span text:style-name="Source_20_Text"><text:span text:style-name="T1">-sA</text:span></text:span><text:span text:style-name="T1">) can help delineate firewall rules without triggering connection alerts. </text:span></text:p>
          </text:list-item>
          <text:list-item>
            <text:p text:style-name="P5"><text:span text:style-name="Strong_20_Emphasis"><text:span text:style-name="T1">Takeaway:</text:span></text:span><text:span text:style-name="T1"> Port scanning defines the target's interactive surface. Understand the nuances of each scan type and its implications for detection. </text:span></text:p>
          </text:list-item>
        </text:list>
        <text:p text:style-name="Horizontal_20_Line"/>
        <text:h text:style-name="P20" text:outline-level="3">:: Sector 03: Service &amp; Version Identification - Sharpening the Focus ::</text:h>
        <text:p text:style-name="P1"><text:span text:style-name="T1">Knowing a port is open is useful. Knowing </text:span><text:span text:style-name="Emphasis"><text:span text:style-name="T1">what</text:span></text:span><text:span text:style-name="T1"> service is listening, and </text:span><text:span text:style-name="Emphasis"><text:span text:style-name="T1">which version</text:span></text:span><text:span text:style-name="T1">, is actionable intelligence. Vulnerabilities are often specific to application versions. Identifying the exact software provides direct pathways for targeted exploitation.</text:span></text:p>
        <text:p text:style-name="P1"><text:span text:style-name="Strong_20_Emphasis"><text:span text:style-name="T1">The Objective:</text:span></text:span><text:span text:style-name="T1"> Determine the application and version number running on open ports.</text:span></text:p>
        <text:p text:style-name="P1"><text:span text:style-name="Strong_20_Emphasis"><text:span text:style-name="T1">The Tool &amp; Tactic:</text:span></text:span><text:span text:style-name="T1"> Version Detection (</text:span><text:span text:style-name="Source_20_Text"><text:span text:style-name="T1">nmap -sV</text:span></text:span><text:span text:style-name="T1">), Application‐Specific Probes.</text:span></text:p>
        <text:list xml:id="list5893198210235291763" text:style-name="L5">
          <text:list-item>
            <text:p text:style-name="P6"><text:span text:style-name="Strong_20_Emphasis"><text:span text:style-name="T1">Mechanism (</text:span></text:span><text:span text:style-name="Strong_20_Emphasis"><text:span text:style-name="Source_20_Text"><text:span text:style-name="T1">nmap -sV</text:span></text:span></text:span><text:span text:style-name="Strong_20_Emphasis"><text:span text:style-name="T1">):</text:span></text:span><text:span text:style-name="T1"> After identifying open ports, version detection sends a series of probes designed to elicit responses characteristic of specific protocols and applications. It analyzes banners, protocol negotiation details, and other service responses against a database (</text:span><text:span text:style-name="Source_20_Text"><text:span text:style-name="T1">nmap-service-probes</text:span></text:span><text:span text:style-name="T1">) to identify the software and version. </text:span></text:p>
          </text:list-item>
          <text:list-item>
            <text:p text:style-name="P6"><text:span text:style-name="Strong_20_Emphasis"><text:span text:style-name="T1">Banner Grabbing:</text:span></text:span><text:span text:style-name="T1"> Many services announce themselves with a "banner" upon connection (e.g., "OpenSSH_7.4", "Apache/2.4.29"). Version detection captures and parses these banners. Administrators can sometimes configure services to suppress or modify banners to hinder this. </text:span></text:p>
          </text:list-item>
          <text:list-item>
            <text:p text:style-name="P6"><text:span text:style-name="Strong_20_Emphasis"><text:span text:style-name="T1">Protocol Probing:</text:span></text:span><text:span text:style-name="T1"> If banners are absent or ambiguous, </text:span><text:span text:style-name="Source_20_Text"><text:span text:style-name="T1">nmap</text:span></text:span><text:span text:style-name="T1"> sends probes specific to protocols expected on common ports (e.g., HTTP requests to port 80, SMTP commands to port 25). The nature of the service's reply helps identify it. </text:span></text:p>
          </text:list-item>
          <text:list-item>
            <text:p text:style-name="P6"><text:span text:style-name="Strong_20_Emphasis"><text:span text:style-name="T1">Operating System Detection (</text:span></text:span><text:span text:style-name="Strong_20_Emphasis"><text:span text:style-name="Source_20_Text"><text:span text:style-name="T1">nmap -O</text:span></text:span></text:span><text:span text:style-name="Strong_20_Emphasis"><text:span text:style-name="T1">):</text:span></text:span><text:span text:style-name="T1"> While distinct, OS detection often complements version scanning. </text:span><text:span text:style-name="Source_20_Text"><text:span text:style-name="T1">nmap</text:span></text:span><text:span text:style-name="T1"> analyzes TCP/IP stack characteristics (initial sequence numbers, window sizes, flag responses, ICMP handling) to fingerprint the target OS. Knowing the OS (e.g., "Windows Server 2019", "Linux 4.15-5.x") helps narrow down likely vulnerabilities and default configurations. </text:span><text:span text:style-name="Emphasis"><text:span text:style-name="T1">Requires at least one open and one closed TCP port for reliable results.</text:span></text:span><text:span text:style-name="T1"> Relies on a fingerprint database (</text:span><text:span text:style-name="Source_20_Text"><text:span text:style-name="T1">nmap-os-db</text:span></text:span><text:span text:style-name="T1">); newer or heavily modified OSs may not be identified accurately. </text:span></text:p>
          </text:list-item>
          <text:list-item>
            <text:p text:style-name="P6"><text:span text:style-name="Strong_20_Emphasis"><text:span text:style-name="T1">Scripting Engine (</text:span></text:span><text:span text:style-name="Strong_20_Emphasis"><text:span text:style-name="Source_20_Text"><text:span text:style-name="T1">nmap --script</text:span></text:span></text:span><text:span text:style-name="Strong_20_Emphasis"><text:span text:style-name="T1">):</text:span></text:span><text:span text:style-name="T1"> The Nmap Scripting Engine (NSE) provides powerful, granular enumeration capabilities beyond basic version detection. Numerous </text:span><text:soft-page-break/><text:span text:style-name="T1">scripts exist (</text:span><text:span text:style-name="Source_20_Text"><text:span text:style-name="T1">*.nse</text:span></text:span><text:span text:style-name="T1"> files) to probe specific services for detailed information (e.g., </text:span><text:span text:style-name="Source_20_Text"><text:span text:style-name="T1">ssh2-enum-algos</text:span></text:span><text:span text:style-name="T1"> to list SSH algorithms, </text:span><text:span text:style-name="Source_20_Text"><text:span text:style-name="T1">smb-os-discovery</text:span></text:span><text:span text:style-name="T1"> for detailed Windows SMB info). </text:span></text:p>
          </text:list-item>
        </text:list>
        <text:p text:style-name="P1"><text:span text:style-name="Strong_20_Emphasis"><text:span text:style-name="T1">Identification Logic:</text:span></text:span><text:span text:style-name="T1"> Move beyond simple port status. Interrogate open ports to identify the precise software running. Combine version detection, OS fingerprinting, and targeted NSE scripts for a comprehensive service profile.</text:span></text:p>
        <text:p text:style-name="Horizontal_20_Line"/>
        <text:h text:style-name="P21" text:outline-level="4">:: Intel Feed :: Sector 03 ::</text:h>
        <text:list xml:id="list2906736570971373111" text:style-name="L6">
          <text:list-item>
            <text:p text:style-name="P7"><text:span text:style-name="Strong_20_Emphasis"><text:span text:style-name="T1">Hacker Logic:</text:span></text:span><text:span text:style-name="T1"> Know your target software intimately. Version numbers are keys to exploit databases. </text:span></text:p>
          </text:list-item>
          <text:list-item>
            <text:p text:style-name="P7"><text:span text:style-name="Strong_20_Emphasis"><text:span text:style-name="T1">Critical Insight:</text:span></text:span><text:span text:style-name="T1"> Banners can lie or be suppressed. Rely on protocol-specific probes and NSE for deeper verification. OS detection provides context but can be fooled by non-standard stacks or firewalls. </text:span></text:p>
          </text:list-item>
          <text:list-item>
            <text:p text:style-name="P7"><text:span text:style-name="Strong_20_Emphasis"><text:span text:style-name="T1">Operational Note:</text:span></text:span><text:span text:style-name="T1"> Version scanning (</text:span><text:span text:style-name="Source_20_Text"><text:span text:style-name="T1">-sV</text:span></text:span><text:span text:style-name="T1">) and OS detection (</text:span><text:span text:style-name="Source_20_Text"><text:span text:style-name="T1">-O</text:span></text:span><text:span text:style-name="T1">) are significantly more intrusive and slower than basic port scans. They involve establishing connections and sending multiple probes. </text:span></text:p>
          </text:list-item>
          <text:list-item>
            <text:p text:style-name="P7"><text:span text:style-name="Strong_20_Emphasis"><text:span text:style-name="T1">Takeaway:</text:span></text:span><text:span text:style-name="T1"> Detailed service/version/OS intelligence is crucial for selecting effective exploits. Don't trust surface-level information. </text:span></text:p>
          </text:list-item>
        </text:list>
        <text:p text:style-name="Horizontal_20_Line"/>
        <text:h text:style-name="P20" text:outline-level="3">:: Sector 04: Vulnerability Scanning - Automated Weakness Detection ::</text:h>
        <text:p text:style-name="P1"><text:span text:style-name="T1">With a map of live hosts, open ports, and identified services/versions, you </text:span><text:span text:style-name="Emphasis"><text:span text:style-name="T1">could</text:span></text:span><text:span text:style-name="T1"> manually research vulnerabilities for each component. This is time-consuming and error-prone. Vulnerability scanners automate this process, probing services for known weaknesses based on extensive databases.</text:span></text:p>
        <text:p text:style-name="P1"><text:span text:style-name="Strong_20_Emphasis"><text:span text:style-name="T1">The Objective:</text:span></text:span><text:span text:style-name="T1"> Automatically identify known vulnerabilities on target systems based on detected services and configurations.</text:span></text:p>
        <text:p text:style-name="P1"><text:span text:style-name="Strong_20_Emphasis"><text:span text:style-name="T1">The Tool &amp; Tactic:</text:span></text:span><text:span text:style-name="T1"> Vulnerability Scanners (e.g., Nessus, OpenVAS/Greenbone).</text:span></text:p>
        <text:list xml:id="list3597059001684294377" text:style-name="L7">
          <text:list-item>
            <text:p text:style-name="P8"><text:span text:style-name="Strong_20_Emphasis"><text:span text:style-name="T1">Mechanism:</text:span></text:span><text:span text:style-name="T1"> These tools integrate port scanning, service/version detection, and a database of known vulnerabilities (often linked to CVE identifiers) and associated checks (plugins/NVTs). They connect to services, perform tests (safe checks) designed to confirm the presence of specific vulnerabilities without actually exploiting them, and generate detailed reports. </text:span></text:p>
          </text:list-item>
          <text:list-item>
            <text:p text:style-name="P8"><text:span text:style-name="Strong_20_Emphasis"><text:span text:style-name="T1">Authenticated vs. Unauthenticated Scans:</text:span></text:span><text:span text:style-name="T1"> </text:span></text:p>
            <text:list>
              <text:list-item>
                <text:p text:style-name="P8"><text:span text:style-name="Emphasis"><text:span text:style-name="T1">Unauthenticated (Black Box):</text:span></text:span><text:span text:style-name="T1"> Scans from an external perspective, only testing network-accessible services. Simulates an external attacker with no credentials. Misses local vulnerabilities. </text:span></text:p>
              </text:list-item>
              <text:list-item>
                <text:p text:style-name="P8"><text:span text:style-name="Emphasis"><text:span text:style-name="T1">Authenticated (Credentialed/White Box):</text:span></text:span><text:span text:style-name="T1"> Scanner logs into the target system </text:span><text:soft-page-break/><text:span text:style-name="T1">using provided credentials (e.g., SSH keys, Windows domain accounts). Allows checking for local vulnerabilities, missing patches, insecure configurations, weak passwords, etc. Provides a much more comprehensive assessment but requires credentials. </text:span></text:p>
              </text:list-item>
            </text:list>
          </text:list-item>
          <text:list-item>
            <text:p text:style-name="P8"><text:span text:style-name="Strong_20_Emphasis"><text:span text:style-name="T1">Scan Policies/Configurations:</text:span></text:span><text:span text:style-name="T1"> Scanners use policies to define the scope and intensity of a scan. This includes which vulnerability checks (plugins/NVTs – Network Vulnerability Tests in OpenVAS) to run. Policies can range from basic network scans to full audits, web application scans, compliance checks, etc. Custom policies allow fine-tuning for specific targets or requirements. </text:span></text:p>
          </text:list-item>
          <text:list-item>
            <text:p text:style-name="P8"><text:span text:style-name="Strong_20_Emphasis"><text:span text:style-name="T1">Reporting:</text:span></text:span><text:span text:style-name="T1"> Results typically categorize findings by severity (e.g., Critical, High, Medium, Low, Info) based on potential impact (CVSS scores often used). Reports detail the vulnerability, affected hosts/ports, evidence found, and remediation suggestions. </text:span></text:p>
          </text:list-item>
          <text:list-item>
            <text:p text:style-name="P8"><text:span text:style-name="Strong_20_Emphasis"><text:span text:style-name="T1">False Positives &amp; Negatives:</text:span></text:span><text:span text:style-name="T1"> </text:span></text:p>
            <text:list>
              <text:list-item>
                <text:p text:style-name="P8"><text:span text:style-name="Emphasis"><text:span text:style-name="T1">False Positive:</text:span></text:span><text:span text:style-name="T1"> Scanner reports a vulnerability that doesn't actually exist. Requires manual verification to confirm. Wastes defender time. </text:span></text:p>
              </text:list-item>
              <text:list-item>
                <text:p text:style-name="P8"><text:span text:style-name="Emphasis"><text:span text:style-name="T1">False Negative:</text:span></text:span><text:span text:style-name="T1"> Scanner fails to detect a vulnerability that </text:span><text:span text:style-name="Emphasis"><text:span text:style-name="T1">does</text:span></text:span><text:span text:style-name="T1"> exist. Dangerous, creates a false sense of security. Can happen due to scan configuration, insufficient privileges, or limitations in the scanner's checks. </text:span></text:p>
              </text:list-item>
            </text:list>
          </text:list-item>
          <text:list-item>
            <text:p text:style-name="P8"><text:span text:style-name="Strong_20_Emphasis"><text:span text:style-name="T1">Verification is Key:</text:span></text:span><text:span text:style-name="T1"> Scanner results are starting points, not definitive proof. </text:span><text:span text:style-name="Emphasis"><text:span text:style-name="T1">All critical/high findings must be manually verified</text:span></text:span><text:span text:style-name="T1"> before reporting or attempting exploitation. Check scanner logic, confirm versions, attempt safe confirmation steps. </text:span></text:p>
          </text:list-item>
        </text:list>
        <text:p text:style-name="P1"><text:span text:style-name="Strong_20_Emphasis"><text:span text:style-name="T1">Vulnerability Scanning Logic:</text:span></text:span><text:span text:style-name="T1"> Leverage automated tools to efficiently check for </text:span><text:span text:style-name="Emphasis"><text:span text:style-name="T1">known</text:span></text:span><text:span text:style-name="T1"> weaknesses across the mapped attack surface. Use credentialed scans whenever possible for deeper insight. Treat results as high-probability indicators requiring validation, not absolute truth.</text:span></text:p>
        <text:p text:style-name="Horizontal_20_Line"/>
        <text:h text:style-name="P21" text:outline-level="4">:: Intel Feed :: Sector 04 ::</text:h>
        <text:list xml:id="list4952949982862834423" text:style-name="L8">
          <text:list-item>
            <text:p text:style-name="P9"><text:span text:style-name="Strong_20_Emphasis"><text:span text:style-name="T1">Hacker Logic:</text:span></text:span><text:span text:style-name="T1"> Automate the search for known flaws. Focus manual effort on verification and exploiting high-probability targets. </text:span></text:p>
          </text:list-item>
          <text:list-item>
            <text:p text:style-name="P9"><text:span text:style-name="Strong_20_Emphasis"><text:span text:style-name="T1">Critical Insight:</text:span></text:span><text:span text:style-name="T1"> Vulnerability scanners find </text:span><text:span text:style-name="Emphasis"><text:span text:style-name="T1">known</text:span></text:span><text:span text:style-name="T1"> issues. They miss zero-days and many misconfigurations. Never rely solely on scanner output. </text:span></text:p>
          </text:list-item>
          <text:list-item>
            <text:p text:style-name="P9"><text:span text:style-name="Strong_20_Emphasis"><text:span text:style-name="T1">Operational Note:</text:span></text:span><text:span text:style-name="T1"> Authenticated scans provide far superior visibility but require legitimate credentials. Unauthenticated scans mimic an external attacker's initial view. Both have value. </text:span></text:p>
          </text:list-item>
          <text:list-item>
            <text:p text:style-name="P9"><text:span text:style-name="Strong_20_Emphasis"><text:span text:style-name="T1">Takeaway:</text:span></text:span><text:span text:style-name="T1"> Scanners are powerful but imperfect. Validate findings rigorously. False negatives are more dangerous than false positives. </text:span></text:p>
          </text:list-item>
        </text:list>
        <text:p text:style-name="Horizontal_20_Line"><text:soft-page-break/></text:p>
        <text:h text:style-name="P20" text:outline-level="3">:: Sector 05: Packet Crafting &amp; Manipulation - Bypassing the Obvious ::</text:h>
        <text:p text:style-name="P16">Standard network tools and operating system stacks generate predictable, RFC-compliant packets. Defensive systems (firewalls, IDS/IPS) are tuned to recognize these standard patterns and detect anomalies. To bypass scrutiny or probe system responses in non-standard ways, you must craft packets manually, controlling every header field and payload bit.</text:p>
        <text:p text:style-name="P1"><text:span text:style-name="Strong_20_Emphasis"><text:span text:style-name="T1">The Objective:</text:span></text:span><text:span text:style-name="T1"> Create and transmit custom packets with specific, potentially malformed, header values or payloads to test responses, bypass filters, or exploit low-level protocol handling weaknesses.</text:span></text:p>
        <text:p text:style-name="P1"><text:span text:style-name="Strong_20_Emphasis"><text:span text:style-name="T1">The Tool &amp; Tactic:</text:span></text:span><text:span text:style-name="T1"> Packet Crafting Tools (e.g., </text:span><text:span text:style-name="Source_20_Text"><text:span text:style-name="T1">hping3</text:span></text:span><text:span text:style-name="T1">, </text:span><text:span text:style-name="Source_20_Text"><text:span text:style-name="T1">packETH</text:span></text:span><text:span text:style-name="T1">, Scapy library in Python).</text:span></text:p>
        <text:list xml:id="list9031184174036221019" text:style-name="L9">
          <text:list-item>
            <text:p text:style-name="P10"><text:span text:style-name="Strong_20_Emphasis"><text:span text:style-name="T1">Mechanism:</text:span></text:span><text:span text:style-name="T1"> These tools allow direct manipulation of packet headers at various layers (Ethernet, IP, TCP, UDP, ICMP) and the data payload. They bypass the OS network stack's normal packet generation process, often using raw sockets which require elevated privileges. </text:span></text:p>
          </text:list-item>
          <text:list-item>
            <text:p text:style-name="P10"><text:span text:style-name="Strong_20_Emphasis"><text:span text:style-name="T1">Use Cases:</text:span></text:span><text:span text:style-name="T1"> </text:span></text:p>
            <text:list>
              <text:list-item>
                <text:p text:style-name="P10"><text:span text:style-name="Strong_20_Emphasis"><text:span text:style-name="T1">Firewall/IDS Evasion:</text:span></text:span><text:span text:style-name="T1"> Send packets with unusual flag combinations, fragmented packets, or invalid checksums that might be handled differently by the security device than by the target OS. </text:span></text:p>
              </text:list-item>
              <text:list-item>
                <text:p text:style-name="P10"><text:span text:style-name="Strong_20_Emphasis"><text:span text:style-name="T1">OS Fingerprinting:</text:span></text:span><text:span text:style-name="T1"> Observe how different operating systems respond to non-standard or ambiguous packets (a core technique used by </text:span><text:span text:style-name="Source_20_Text"><text:span text:style-name="T1">nmap -O</text:span></text:span><text:span text:style-name="T1">). </text:span></text:p>
              </text:list-item>
              <text:list-item>
                <text:p text:style-name="P10"><text:span text:style-name="Strong_20_Emphasis"><text:span text:style-name="T1">Protocol Testing:</text:span></text:span><text:span text:style-name="T1"> Probe service behavior by sending deliberately malformed requests or data that violates protocol specifications, potentially triggering crashes or revealing vulnerabilities. </text:span></text:p>
              </text:list-item>
              <text:list-item>
                <text:p text:style-name="P10"><text:span text:style-name="Strong_20_Emphasis"><text:span text:style-name="T1">Denial of Service:</text:span></text:span><text:span text:style-name="T1"> Craft specific packet types known to cause resource exhaustion or crashes on certain systems (e.g., LAND attack, teardrop attack fragments – mostly historical now). </text:span></text:p>
              </text:list-item>
              <text:list-item>
                <text:p text:style-name="P10"><text:span text:style-name="Strong_20_Emphasis"><text:span text:style-name="T1">Covert Channels:</text:span></text:span><text:span text:style-name="T1"> Embed data within unused or custom header fields for stealthy communication (requires a cooperating endpoint). </text:span></text:p>
              </text:list-item>
            </text:list>
          </text:list-item>
          <text:list-item>
            <text:p text:style-name="P10"><text:span text:style-name="Strong_20_Emphasis"><text:span text:style-name="T1">Tool Examples:</text:span></text:span><text:span text:style-name="T1"> </text:span></text:p>
            <text:list>
              <text:list-item>
                <text:p text:style-name="P10"><text:span text:style-name="Source_20_Text"><text:span text:style-name="T1">hping3</text:span></text:span><text:span text:style-name="T1">: Command-line tool for sending custom TCP, UDP, ICMP, and RAW-IP packets. Can set flags, ports, sequence numbers, window sizes, fragmentation, TTL, payload data, source address spoofing, etc. Versatile for probing and basic scanning. </text:span></text:p>
              </text:list-item>
              <text:list-item>
                <text:p text:style-name="P10"><text:span text:style-name="Source_20_Text"><text:span text:style-name="T1">packETH</text:span></text:span><text:span text:style-name="T1">: GUI tool providing a visual interface to build packets layer by layer (Ethernet, IP, TCP/UDP/ICMP, Payload). Allows granular control over every field and easy payload generation/filling. Good for constructing complex or highly </text:span><text:soft-page-break/><text:span text:style-name="T1">specific packets visually. </text:span></text:p>
              </text:list-item>
              <text:list-item>
                <text:p text:style-name="P17">Scapy: Powerful Python library for packet manipulation. Allows scripting complex packet creation, sending, sniffing, and analysis workflows. High flexibility but requires programming knowledge. </text:p>
              </text:list-item>
            </text:list>
          </text:list-item>
        </text:list>
        <text:p text:style-name="P1"><text:span text:style-name="Strong_20_Emphasis"><text:span text:style-name="T1">Packet Crafting Logic:</text:span></text:span><text:span text:style-name="T1"> When standard probes fail or raise too much suspicion, take direct control. Manipulate packet structures to test edge cases, bypass simple filters, and uncover weaknesses in protocol implementations. Requires deep protocol understanding.</text:span></text:p>
        <text:p text:style-name="Horizontal_20_Line"/>
        <text:h text:style-name="P21" text:outline-level="4">:: Intel Feed :: Sector 05 ::</text:h>
        <text:list xml:id="list4150107048396620082" text:style-name="L10">
          <text:list-item>
            <text:p text:style-name="P11"><text:span text:style-name="Strong_20_Emphasis"><text:span text:style-name="T1">Hacker Logic:</text:span></text:span><text:span text:style-name="T1"> Control the bits, control the flow. Standard tools create standard traffic; custom packets test the boundaries. </text:span></text:p>
          </text:list-item>
          <text:list-item>
            <text:p text:style-name="P11"><text:span text:style-name="Strong_20_Emphasis"><text:span text:style-name="T1">Critical Insight:</text:span></text:span><text:span text:style-name="T1"> Firewalls and target OS stacks may interpret malformed packets differently. This divergence is exploitable for evasion or fingerprinting. </text:span></text:p>
          </text:list-item>
          <text:list-item>
            <text:p text:style-name="P11"><text:span text:style-name="Strong_20_Emphasis"><text:span text:style-name="T1">Operational Note:</text:span></text:span><text:span text:style-name="T1"> Crafting packets often requires root/administrator privileges due to raw socket usage. Source address spoofing prevents receiving direct replies. </text:span></text:p>
          </text:list-item>
          <text:list-item>
            <text:p text:style-name="P11"><text:span text:style-name="Strong_20_Emphasis"><text:span text:style-name="T1">Takeaway:</text:span></text:span><text:span text:style-name="T1"> Manual packet crafting offers ultimate control for deep protocol analysis and advanced evasion but demands significant expertise. </text:span></text:p>
          </text:list-item>
        </text:list>
        <text:p text:style-name="Horizontal_20_Line"/>
        <text:h text:style-name="P20" text:outline-level="3">:: Sector 06: Evasion Techniques - Cloaking the Scan ::</text:h>
        <text:p text:style-name="P16">Active scanning is inherently noisy. Sending probes to potentially thousands of ports across multiple hosts generates traffic patterns easily flagged by IDS/IPS and firewalls. Successful reconnaissance, especially in highly monitored environments, requires techniques to reduce or obfuscate this scanning activity.</text:p>
        <text:p text:style-name="P1"><text:span text:style-name="Strong_20_Emphasis"><text:span text:style-name="T1">The Objective:</text:span></text:span><text:span text:style-name="T1"> Perform network scanning while minimizing the risk of detection and blocking by defensive systems.</text:span></text:p>
        <text:p text:style-name="P1"><text:span text:style-name="Strong_20_Emphasis"><text:span text:style-name="T1">The Tool &amp; Tactic:</text:span></text:span><text:span text:style-name="T1"> Various techniques implemented within scanning tools or used in conjunction with them.</text:span></text:p>
        <text:list xml:id="list7613141649515325921" text:style-name="L11">
          <text:list-item>
            <text:p text:style-name="P12"><text:span text:style-name="Strong_20_Emphasis"><text:span text:style-name="T1">Techniques:</text:span></text:span><text:span text:style-name="T1"> </text:span></text:p>
            <text:list>
              <text:list-item>
                <text:p text:style-name="P12"><text:span text:style-name="Strong_20_Emphasis"><text:span text:style-name="T1">Timing Controls (</text:span></text:span><text:span text:style-name="Strong_20_Emphasis"><text:span text:style-name="Source_20_Text"><text:span text:style-name="T1">nmap -T&lt;0-5&gt;</text:span></text:span></text:span><text:span text:style-name="Strong_20_Emphasis"><text:span text:style-name="T1">):</text:span></text:span><text:span text:style-name="T1"> Slow down the scan rate. T0 (Paranoid) and T1 (Sneaky) introduce significant delays between probes, making the scan much harder to correlate over time but drastically increasing scan duration. T2 (Polite) is also slower than the default T3. </text:span></text:p>
              </text:list-item>
              <text:list-item>
                <text:p text:style-name="P12"><text:span text:style-name="Strong_20_Emphasis"><text:span text:style-name="T1">Fragmentation (</text:span></text:span><text:span text:style-name="Strong_20_Emphasis"><text:span text:style-name="Source_20_Text"><text:span text:style-name="T1">nmap -f</text:span></text:span></text:span><text:span text:style-name="Strong_20_Emphasis"><text:span text:style-name="T1">, </text:span></text:span><text:span text:style-name="Strong_20_Emphasis"><text:span text:style-name="Source_20_Text"><text:span text:style-name="T1">--mtu</text:span></text:span></text:span><text:span text:style-name="Strong_20_Emphasis"><text:span text:style-name="T1">):</text:span></text:span><text:span text:style-name="T1"> Split probes into smaller IP fragments. Old or poorly configured firewalls/IDS might fail to reassemble and inspect fragmented packets correctly, allowing probes to pass through. </text:span><text:span text:style-name="Source_20_Text"><text:span text:style-name="T1">-f</text:span></text:span><text:span text:style-name="T1"> uses small (8-byte payload) fragments; </text:span><text:span text:style-name="Source_20_Text"><text:span text:style-name="T1">--mtu &lt;multiple of 8&gt;</text:span></text:span><text:span text:style-name="T1"> specifies a custom MTU size, forcing </text:span><text:soft-page-break/><text:span text:style-name="T1">fragmentation for larger probes. </text:span></text:p>
              </text:list-item>
              <text:list-item>
                <text:p text:style-name="P12"><text:span text:style-name="Strong_20_Emphasis"><text:span text:style-name="T1">Decoys (</text:span></text:span><text:span text:style-name="Strong_20_Emphasis"><text:span text:style-name="Source_20_Text"><text:span text:style-name="T1">nmap -D &lt;decoy1,decoy2,[ME],...&gt;</text:span></text:span></text:span><text:span text:style-name="Strong_20_Emphasis"><text:span text:style-name="T1">):</text:span></text:span><text:span text:style-name="T1"> Make the scan appear to originate from multiple source IP addresses simultaneously (the decoys). The target sees probes from your real IP (</text:span><text:span text:style-name="Source_20_Text"><text:span text:style-name="T1">ME</text:span></text:span><text:span text:style-name="T1">) mixed with probes from plausible-looking but fake source IPs (the decoys). Hides your true source IP in the noise, making log analysis harder for defenders. Decoys must be live hosts for maximum plausibility, otherwise RST packets might reveal them. </text:span><text:span text:style-name="Source_20_Text"><text:span text:style-name="T1">RND:&lt;number&gt;</text:span></text:span><text:span text:style-name="T1"> generates random decoy IPs. </text:span></text:p>
              </text:list-item>
              <text:list-item>
                <text:p text:style-name="P12"><text:span text:style-name="Strong_20_Emphasis"><text:span text:style-name="T1">Source Port Spoofing (</text:span></text:span><text:span text:style-name="Strong_20_Emphasis"><text:span text:style-name="Source_20_Text"><text:span text:style-name="T1">nmap -g &lt;port&gt;</text:span></text:span></text:span><text:span text:style-name="Strong_20_Emphasis"><text:span text:style-name="T1">, </text:span></text:span><text:span text:style-name="Strong_20_Emphasis"><text:span text:style-name="Source_20_Text"><text:span text:style-name="T1">--source-port &lt;port&gt;</text:span></text:span></text:span><text:span text:style-name="Strong_20_Emphasis"><text:span text:style-name="T1">):</text:span></text:span><text:span text:style-name="T1"> Send probes originating from a specific source port (e.g., 53 for DNS, 80 for HTTP). Some poorly configured firewalls might trust traffic originating from common service ports, allowing probes through. Limited effectiveness against modern stateful firewalls. </text:span></text:p>
              </text:list-item>
              <text:list-item>
                <text:p text:style-name="P12"><text:span text:style-name="Strong_20_Emphasis"><text:span text:style-name="T1">MAC Address Spoofing (</text:span></text:span><text:span text:style-name="Strong_20_Emphasis"><text:span text:style-name="Source_20_Text"><text:span text:style-name="T1">nmap --spoof-mac &lt;mac|vendor|0&gt;</text:span></text:span></text:span><text:span text:style-name="Strong_20_Emphasis"><text:span text:style-name="T1">):</text:span></text:span><text:span text:style-name="T1"> Change the source MAC address of outgoing frames. Only effective on the local Ethernet segment against defenses that might filter based on MAC. Useless beyond the first router hop. Can specify a full MAC, a vendor name (nmap uses correct OUI + random host part), or </text:span><text:span text:style-name="Source_20_Text"><text:span text:style-name="T1">0</text:span></text:span><text:span text:style-name="T1"> for a fully random MAC. </text:span></text:p>
              </text:list-item>
              <text:list-item>
                <text:p text:style-name="P12"><text:span text:style-name="Strong_20_Emphasis"><text:span text:style-name="T1">Idle Scan (</text:span></text:span><text:span text:style-name="Strong_20_Emphasis"><text:span text:style-name="Source_20_Text"><text:span text:style-name="T1">nmap -sI &lt;zombie host[:probeport]&gt;</text:span></text:span></text:span><text:span text:style-name="Strong_20_Emphasis"><text:span text:style-name="T1">):</text:span></text:span><text:span text:style-name="T1"> Highly stealthy scan that uses a third-party "zombie" host to indirectly probe the target. Sends spoofed SYN packets appearing to come from the zombie to the target. Determines target port state by subsequently probing the zombie's IP ID sequence number, which increments predictably when the zombie sends RST packets in response to unexpected SYN/ACKs from the target (indicating an open target port). Requires finding a suitable, truly idle zombie host with predictable IP ID generation. Complex but offers near-total anonymity for the scanner's true IP. </text:span></text:p>
              </text:list-item>
              <text:list-item>
                <text:p text:style-name="P12"><text:span text:style-name="Strong_20_Emphasis"><text:span text:style-name="T1">Data Obscuration/Encryption:</text:span></text:span><text:span text:style-name="T1"> While not a scanning technique </text:span><text:span text:style-name="Emphasis"><text:span text:style-name="T1">per se</text:span></text:span><text:span text:style-name="T1">, tunneling scan traffic through encrypted channels (VPNs, SSH tunnels, Tor) can hide the </text:span><text:span text:style-name="Emphasis"><text:span text:style-name="T1">content</text:span></text:span><text:span text:style-name="T1"> of the probes from network inspection devices, though the traffic volume and patterns might still be suspicious. </text:span></text:p>
              </text:list-item>
              <text:list-item>
                <text:p text:style-name="P12"><text:span text:style-name="Strong_20_Emphasis"><text:span text:style-name="T1">Avoiding Common Signatures:</text:span></text:span><text:span text:style-name="T1"> Some IDS/IPS might specifically signature default </text:span><text:span text:style-name="Source_20_Text"><text:span text:style-name="T1">nmap</text:span></text:span><text:span text:style-name="T1"> probes. Using non-default scan types, timing, or options might evade basic signature matching. </text:span></text:p>
              </text:list-item>
            </text:list>
          </text:list-item>
        </text:list>
        <text:p text:style-name="P1"><text:span text:style-name="Strong_20_Emphasis"><text:span text:style-name="T1">Evasion Logic:</text:span></text:span><text:span text:style-name="T1"> Blend into the background noise. Slow down, fragment probes, hide behind decoys, or use indirect methods like Idle Scan. Understand that every evasion technique has trade-offs in speed, reliability, or complexity. Choose techniques based on the assessed defenses and required stealth level.</text:span></text:p>
        <text:p text:style-name="Horizontal_20_Line"/>
        <text:h text:style-name="P21" text:outline-level="4"><text:soft-page-break/>:: Intel Feed :: Sector 06 ::</text:h>
        <text:list xml:id="list8759197780413511037" text:style-name="L12">
          <text:list-item>
            <text:p text:style-name="P13"><text:span text:style-name="Strong_20_Emphasis"><text:span text:style-name="T1">Hacker Logic:</text:span></text:span><text:span text:style-name="T1"> Be the ghost in the machine. Detection means failure. Obfuscate your presence. </text:span></text:p>
          </text:list-item>
          <text:list-item>
            <text:p text:style-name="P13"><text:span text:style-name="Strong_20_Emphasis"><text:span text:style-name="T1">Critical Insight:</text:span></text:span><text:span text:style-name="T1"> No single evasion technique is foolproof. Layer techniques (e.g., slow timing + decoys + fragmentation) for increased effectiveness against sophisticated defenses. </text:span></text:p>
          </text:list-item>
          <text:list-item>
            <text:p text:style-name="P13"><text:span text:style-name="Strong_20_Emphasis"><text:span text:style-name="T1">Operational Note:</text:span></text:span><text:span text:style-name="T1"> Stealth scans drastically increase scan time. Idle Scan requires finding and verifying a suitable zombie host. Decoys can generate noise that might attract attention on its own if not carefully managed. </text:span></text:p>
          </text:list-item>
          <text:list-item>
            <text:p text:style-name="P13"><text:span text:style-name="Strong_20_Emphasis"><text:span text:style-name="T1">Takeaway:</text:span></text:span><text:span text:style-name="T1"> Evasion is an arms race. Know the common defensive triggers and the methods to bypass them, but expect that advanced defenders may still detect sophisticated scanning attempts. </text:span></text:p>
          </text:list-item>
        </text:list>
        <text:p text:style-name="Horizontal_20_Line"/>
        <text:h text:style-name="P20" text:outline-level="3">:: Sector 07: Counter-Scanning - The Defender's View ::</text:h>
        <text:p text:style-name="P16">As an operator, you must understand the defensive posture. How are networks protected against the very scanning techniques you employ? Knowing the countermeasures informs your evasion strategies and, when playing the defender role, allows you to implement effective blocks and detections.</text:p>
        <text:p text:style-name="P1"><text:span text:style-name="Strong_20_Emphasis"><text:span text:style-name="T1">The Objective:</text:span></text:span><text:span text:style-name="T1"> Understand how defenders protect against and detect network scanning activities.</text:span></text:p>
        <text:p text:style-name="P1"><text:span text:style-name="Strong_20_Emphasis"><text:span text:style-name="T1">The Tools &amp; Tactics:</text:span></text:span><text:span text:style-name="T1"> Firewalls (Packet Filters, Stateful, NGFW/UTM), IDS/IPS, Log Analysis, Network Traffic Analysis.</text:span></text:p>
        <text:list xml:id="list2982010999271895854" text:style-name="L13">
          <text:list-item>
            <text:p text:style-name="P14"><text:span text:style-name="Strong_20_Emphasis"><text:span text:style-name="T1">Firewall Rules:</text:span></text:span><text:span text:style-name="T1"> </text:span></text:p>
            <text:list>
              <text:list-item>
                <text:p text:style-name="P14"><text:span text:style-name="Strong_20_Emphasis"><text:span text:style-name="T1">Ingress/Egress Filtering:</text:span></text:span><text:span text:style-name="T1"> Blocking unexpected protocols (e.g., inbound ICMP), traffic from known bad IPs or reserved/unallocated address spaces (Martian packets), and traffic to/from non-standard ports. </text:span></text:p>
              </text:list-item>
              <text:list-item>
                <text:p text:style-name="P14"><text:span text:style-name="Strong_20_Emphasis"><text:span text:style-name="T1">Stateful Inspection:</text:span></text:span><text:span text:style-name="T1"> Tracking connection states (NEW, ESTABLISHED, RELATED). Dropping packets with invalid flag combinations (e.g., SYN/ACK without prior SYN) or those not matching an established session state. Defeats basic flag manipulation scans. </text:span></text:p>
              </text:list-item>
            </text:list>
          </text:list-item>
          <text:list-item>
            <text:p text:style-name="P14"><text:span text:style-name="Strong_20_Emphasis"><text:span text:style-name="T1">Intrusion Detection/Prevention Systems (IDS/IPS):</text:span></text:span><text:span text:style-name="T1"> </text:span></text:p>
            <text:list>
              <text:list-item>
                <text:p text:style-name="P14"><text:span text:style-name="Strong_20_Emphasis"><text:span text:style-name="T1">Signature Matching:</text:span></text:span><text:span text:style-name="T1"> Detecting known scanner probe patterns (e.g., default </text:span><text:span text:style-name="Source_20_Text"><text:span text:style-name="T1">nmap</text:span></text:span><text:span text:style-name="T1"> User-Agent, specific stealth scan flag combinations, vulnerability check payloads). </text:span></text:p>
              </text:list-item>
              <text:list-item>
                <text:p text:style-name="P14"><text:span text:style-name="Strong_20_Emphasis"><text:span text:style-name="T1">Anomaly Detection:</text:span></text:span><text:span text:style-name="T1"> Flagging unusual traffic volumes (e.g., many connections to different ports from one source in a short time), connections to large numbers </text:span><text:soft-page-break/><text:span text:style-name="T1">of inactive hosts, or use of non-standard protocols/ports. Thresholds can be tuned. </text:span></text:p>
              </text:list-item>
              <text:list-item>
                <text:p text:style-name="P14"><text:span text:style-name="Strong_20_Emphasis"><text:span text:style-name="T1">Rate Limiting:</text:span></text:span><text:span text:style-name="T1"> Limiting the number of connections or packets allowed from a single source IP over a given time period, disrupting fast scans. </text:span></text:p>
              </text:list-item>
              <text:list-item>
                <text:p text:style-name="P14"><text:span text:style-name="Strong_20_Emphasis"><text:span text:style-name="T1">Active Blocking (IPS):</text:span></text:span><text:span text:style-name="T1"> Automatically blocking traffic or source IPs that trigger high-confidence detection rules. </text:span></text:p>
              </text:list-item>
            </text:list>
          </text:list-item>
          <text:list-item>
            <text:p text:style-name="P14"><text:span text:style-name="Strong_20_Emphasis"><text:span text:style-name="T1">Log Analysis &amp; SIEM:</text:span></text:span><text:span text:style-name="T1"> </text:span></text:p>
            <text:list>
              <text:list-item>
                <text:p text:style-name="P14"><text:span text:style-name="Strong_20_Emphasis"><text:span text:style-name="T1">Firewall/IDS Log Correlation:</text:span></text:span><text:span text:style-name="T1"> Aggregating logs from multiple devices using a Security Information and Event Management (SIEM) system to identify coordinated or distributed scanning activity across the network. Detecting low-and-slow scans by correlating events over longer time periods. </text:span></text:p>
              </text:list-item>
              <text:list-item>
                <text:p text:style-name="P14"><text:span text:style-name="Strong_20_Emphasis"><text:span text:style-name="T1">Connection Pattern Analysis:</text:span></text:span><text:span text:style-name="T1"> Identifying hosts making connections to an unusually high number of ports or target systems. Detecting horizontal (across hosts) and vertical (across ports) scanning patterns. </text:span></text:p>
              </text:list-item>
            </text:list>
          </text:list-item>
          <text:list-item>
            <text:p text:style-name="P14"><text:span text:style-name="Strong_20_Emphasis"><text:span text:style-name="T1">Honeypots/Honeynets:</text:span></text:span><text:span text:style-name="T1"> Deploying decoy systems (honeypots) or networks (honeynets) with no legitimate production value. Any interaction with these systems is inherently suspicious and likely indicates scanning or exploitation attempts. Can be used to gather attacker TTPs. </text:span></text:p>
          </text:list-item>
          <text:list-item>
            <text:p text:style-name="P14"><text:span text:style-name="Strong_20_Emphasis"><text:span text:style-name="T1">Network Traffic Analysis (NTA):</text:span></text:span><text:span text:style-name="T1"> Using flow data (NetFlow, sFlow, IPFIX) or full packet capture analysis to baseline normal traffic patterns and detect deviations indicative of scanning, C2 traffic, or data exfiltration. </text:span></text:p>
          </text:list-item>
        </text:list>
        <text:p text:style-name="P1"><text:span text:style-name="Strong_20_Emphasis"><text:span text:style-name="T1">Defensive Logic:</text:span></text:span><text:span text:style-name="T1"> Deny obvious probes, detect anomalous patterns, correlate events over time and across devices, and actively block confirmed malicious activity. Assume standard scans </text:span><text:span text:style-name="Emphasis"><text:span text:style-name="T1">will</text:span></text:span><text:span text:style-name="T1"> be detected; focus on catching sophisticated or stealthy attempts through behavioral analysis and correlation.</text:span></text:p>
        <text:p text:style-name="Horizontal_20_Line"/>
        <text:h text:style-name="P21" text:outline-level="4">:: Intel Feed :: Sector 07 ::</text:h>
        <text:list xml:id="list8607215713137378650" text:style-name="L14">
          <text:list-item>
            <text:p text:style-name="P15"><text:span text:style-name="Strong_20_Emphasis"><text:span text:style-name="T1">Defender Logic:</text:span></text:span><text:span text:style-name="T1"> Block the known bad, detect the abnormal, log everything. </text:span></text:p>
          </text:list-item>
          <text:list-item>
            <text:p text:style-name="P15"><text:span text:style-name="Strong_20_Emphasis"><text:span text:style-name="T1">Critical Insight:</text:span></text:span><text:span text:style-name="T1"> Signature-based detection is easily bypassed by modifying scan parameters or using custom tools. Anomaly detection and log correlation are key to catching stealthier scans. </text:span></text:p>
          </text:list-item>
          <text:list-item>
            <text:p text:style-name="P15"><text:span text:style-name="Strong_20_Emphasis"><text:span text:style-name="T1">Operational Note:</text:span></text:span><text:span text:style-name="T1"> Tuning IDS/IPS and SIEM rules is critical to minimize false positives (alert fatigue) while maximizing detection of real threats. Overly aggressive blocking can impact legitimate traffic. </text:span></text:p>
          </text:list-item>
          <text:list-item>
            <text:p text:style-name="P15"><text:span text:style-name="Strong_20_Emphasis"><text:span text:style-name="T1">Takeaway:</text:span></text:span><text:span text:style-name="T1"> Understand the defender's toolkit and mindset to effectively bypass it. Know that layers of defense, detection, and logging work together. </text:span></text:p>
          </text:list-item>
        </text:list>
        <text:p text:style-name="Horizontal_20_Line"/>
        <text:p text:style-name="P16"><text:soft-page-break/>Transmission complete. Scanning is the foundation of intrusion. Master these techniques, understand their traces, and learn to move like a whisper through the digital ether. Obscurity is your armor. Enumeration is your weapon. Use them wisely.</text:p>
        <text:p text:style-name="P16">Alien37 disconnecting. Keep your presence obfuscated.</text:p>
        <text:p text:style-name="P18"/>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Text" svg:font-family="'Google Sans Text', sans-serif"/>
    <style:font-face style:name="Google Sans" svg:font-family="'Google 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12T18:51:29.92</meta:creation-date>
    <meta:document-statistic meta:table-count="0" meta:image-count="0" meta:object-count="0" meta:page-count="12" meta:paragraph-count="139" meta:word-count="3847" meta:character-count="26470"/>
    <dc:date>2025-04-12T18:52:29.40</dc:date>
    <meta:editing-duration>PT1M</meta:editing-duration>
    <meta:editing-cycles>1</meta:editing-cycles>
    <meta:generator>OpenOffice/4.1.15$Win32 OpenOffice.org_project/4115m2$Build-9813</meta:generator>
  </office:meta>
</office:document-meta>
</file>